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solid" draw:fill-color="#4621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fill="gradient" draw:fill-gradient-name="gradient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3" style:family="graphic">
      <style:graphic-properties draw:fill="solid" draw:fill-color="#fffff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4" style:family="graphic">
      <style:graphic-properties draw:fill="solid" draw:fill-color="#484848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5" style:family="graphic">
      <style:graphic-properties draw:fill="solid" draw:fill-color="#ffffff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5.034339430080000pt"/>
    </style:style>
    <style:style style:name="gr6" style:family="graphic">
      <style:graphic-properties draw:fill="gradient" draw:fill-gradient-name="gradient2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7" style:family="graphic">
      <style:graphic-properties draw:fill="gradient" draw:fill-gradient-name="gradient3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6.168199662080000pt"/>
    </style:style>
    <style:style style:name="gr8" style:family="graphic">
      <style:graphic-properties draw:fill="solid" draw:fill-color="#484848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b8b8b8" svg:stroke-linecap="butt" svg:stroke-opacity="1" svg:stroke-width="4.467409314080000pt"/>
    </style:style>
    <style:style style:name="gr9" style:family="graphic">
      <style:graphic-properties draw:fill="gradient" draw:fill-gradient-name="gradient4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6.168199662080000pt"/>
    </style:style>
    <style:style style:name="gr10" style:family="graphic">
      <style:graphic-properties draw:fill="gradient" draw:fill-gradient-name="gradient5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6.16819966208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792.001372051999965pt" fo:page-width="612.00106022199997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assa"/>
          <draw:layer draw:name="Layer"/>
          <draw:layer draw:name="Number"/>
        </draw:layer-set>
        <draw:path draw:style-name="gr1" xml:id="shape-1" draw:id="shape-1" draw:layer="assa" svg:width="19.04427055162pt" svg:height="279.05733797155pt" svg:x="582.72993015260pt" svg:y="513.17987945803pt" svg:viewBox="0 0 19 279" svg:d="M0 0L17.8211 0C20.5711 111.505 17.8253 186.067 17.8211 279.057L0 279.057Z" calligra:nodeTypes="ccccc">
          <draw:glue-point draw:id="4" svg:x="0.50000000000pt" svg:y="0.50000000000pt" draw:align="center"/>
        </draw:path>
        <draw:path draw:style-name="gr2" xml:id="shape-2" draw:id="shape-2" draw:layer="Layer" svg:width="596.10994058362pt" svg:height="772.97561016153pt" draw:transform="matrix(1.00000000000 0.00000000000 0.00333510355 1.00000000000 9.19584580385pt 5.31486149606pt)" svg:viewBox="0 0 596 773" svg:d="M471.859 316.928C448.105 154.22 426.49 18.8475 303.343 0C169.697 0 124.025 179.499 123.336 302.269C14.4889 453.862 -72.9474 573.605 90.0432 472.948C91.0248 650.416 200.614 772.976 304.827 772.976C413.665 772.976 518.522 639.294 502.38 469.795C603.679 548.432 660.606 553.931 471.859 316.928Z" calligra:nodeTypes="ccccccc">
          <draw:glue-point draw:id="4" svg:x="0.50000000000pt" svg:y="0.50000000000pt" draw:align="center"/>
        </draw:path>
        <draw:ellipse draw:style-name="gr3" xml:id="shape-3" draw:id="shape-3" draw:layer="Layer" svg:width="338.96942486349pt" svg:height="487.58399404858pt" draw:transform="matrix(1.00000000000 0.00000000000 0.00333510355 1.00000000000 124.88176949618pt 246.33216775091pt)" draw:kind="full">
          <draw:glue-point draw:id="4" svg:x="0.50000000000pt" svg:y="0.50000000000pt" draw:align="center"/>
        </draw:ellipse>
        <draw:path draw:style-name="gr4" xml:id="shape-4" draw:id="shape-4" draw:layer="Layer" svg:width="205.90095945494pt" svg:height="176.60099568451pt" svg:x="189.83792257756pt" svg:y="285.52113564893pt" svg:viewBox="0 0 206 177" svg:d="M204.428 58.3498C214.725 -36.7094 169.593 12.6938 114.014 13.8838C54.8444 8.01308 -15.0391 -25.7833 2.8484 58.3498C62.8579 206.405 87.157 180.018 109.567 163.586C164.182 123.83 183.709 106.2 204.428 58.3498Z" calligra:nodeTypes="ccccc">
          <draw:glue-point draw:id="4" svg:x="0.50000000000pt" svg:y="0.50000000000pt" draw:align="center"/>
        </draw:path>
        <draw:ellipse draw:style-name="gr5" xml:id="shape-5" draw:id="shape-5" draw:layer="Layer" svg:width="125.10009602355pt" svg:height="149.40204438890pt" draw:transform="matrix(1.00000000000 0.00000000000 0.00333510355 1.00000000000 301.38416265870pt 147.65952354524pt)" draw:kind="full">
          <draw:glue-point draw:id="4" svg:x="0.50000000000pt" svg:y="0.50000000000pt" draw:align="center"/>
        </draw:ellipse>
        <draw:ellipse draw:style-name="gr5" xml:id="shape-6" draw:id="shape-6" draw:layer="Layer" svg:width="117.74126684570pt" svg:height="200.59575190678pt" draw:transform="matrix(1.00000000000 0.00000000000 0.00333510355 1.00000000000 185.23257356599pt 126.48952431104pt)" draw:kind="full">
          <draw:glue-point draw:id="4" svg:x="0.50000000000pt" svg:y="0.50000000000pt" draw:align="center"/>
        </draw:ellipse>
        <draw:ellipse draw:style-name="gr6" xml:id="shape-7" draw:id="shape-7" draw:layer="Layer" svg:width="35.74288457816pt" svg:height="71.04432880032pt" draw:transform="matrix(1.00000000000 0.00000000000 0.00333510355 1.00000000000 316.29845357752pt 206.61798170949pt)" draw:kind="full">
          <draw:glue-point draw:id="4" svg:x="0.50000000000pt" svg:y="0.50000000000pt" draw:align="center"/>
        </draw:ellipse>
        <draw:path draw:style-name="gr7" xml:id="shape-8" draw:id="shape-8" draw:layer="Layer" svg:width="122.93358757509pt" svg:height="118.65621021908pt" draw:transform="matrix(1.00000000000 0.00000000000 0.00333510355 1.00000000000 240.43702506019pt 270.68797895247pt)" svg:viewBox="0 0 123 119" svg:d="M104.256 62.987C153.172 10.5383 95.0137 1.0746 55.3846 0.0340586C28.5049 -1.00649 -22.1719 21.8364 10.7631 62.987C28.8243 85.408 40.1916 105.129 57.5097 118.656C78.0149 94.7238 86.195 87.4889 104.256 62.987Z" calligra:nodeTypes="ccccc">
          <draw:glue-point draw:id="4" svg:x="0.50000000000pt" svg:y="0.50000000000pt" draw:align="center"/>
        </draw:path>
        <draw:path draw:style-name="gr8" xml:id="shape-9" draw:id="shape-9" draw:layer="Layer" svg:width="249.43863363109pt" svg:height="91.44678187634pt" draw:transform="matrix(1.00000000000 0.00000000000 0.00333510355 1.00000000000 181.11351312402pt 118.09224947610pt)" svg:viewBox="0 0 249 91" svg:d="M0 65.742C11.8296 34.6301 25.9844 14.5558 42.6083 4.85532C59.2325 -4.84511 87.514 0.682245 99.0015 15.288C110.489 29.8938 126.154 73.7113 129.287 71.6245C132.42 69.5381 139.73 47.6294 158.528 36.1534C177.326 24.6775 212.832 29.8938 231.63 53.889C244.162 69.8857 250.08 82.4052 249.384 91.4468" calligra:nodeTypes="czzzzzc">
          <draw:glue-point draw:id="4" svg:x="0.50000000000pt" svg:y="0.50000000000pt" draw:align="center"/>
        </draw:path>
        <draw:path draw:style-name="gr9" xml:id="shape-10" draw:id="shape-10" draw:layer="Layer" svg:width="236.70339832624pt" svg:height="141.97333736483pt" draw:transform="matrix(0.99808772739 0.06178994461 -0.05940360950 0.99823814679 81.61297851068pt 645.27157113539pt)" svg:viewBox="0 0 237 142" svg:d="M236.703 124.902C236.703 64.0359 176.023 0 110.339 0C44.6546 0 -15.6637 72.2045 3.66266 141.887C48.2618 142.506 46.141 139.596 111.825 139.596C180.483 132.249 199.537 134.337 236.703 124.902Z" calligra:nodeTypes="ccccc">
          <draw:glue-point draw:id="4" svg:x="0.50000000000pt" svg:y="0.50000000000pt" draw:align="center"/>
        </draw:path>
        <draw:path draw:style-name="gr10" xml:id="shape-11" draw:id="shape-11" draw:layer="Layer" svg:width="236.69830693911pt" svg:height="140.41296592370pt" draw:transform="matrix(0.99869030995 0.05113940797 -0.04858953347 0.99882316582 346.86660063322pt 648.28483112461pt)" svg:viewBox="0 0 237 140" svg:d="M236.698 123.529C236.698 63.3322 176.019 0 110.336 0C44.6535 0 -15.6634 71.4108 3.66258 140.328C48.2607 140.94 46.1399 138.062 111.823 138.062C180.479 130.796 199.533 132.861 236.698 123.529Z" calligra:nodeTypes="ccccc">
          <draw:glue-point draw:id="4" svg:x="0.50000000000pt" svg:y="0.50000000000pt" draw:align="center"/>
        </draw:path>
        <draw:ellipse draw:style-name="gr6" xml:id="shape-12" draw:id="shape-12" draw:layer="Layer" svg:width="43.64438491636pt" svg:height="85.17594697058pt" draw:transform="matrix(1.00000000000 0.00000000000 0.00333510355 1.00000000000 248.06543004390pt 194.21921764209pt)" draw:kind="full">
          <draw:glue-point draw:id="4" svg:x="0.50000000000pt" svg:y="0.50000000000pt" draw:align="center"/>
        </draw:ellipse>
        <draw:path draw:style-name="gr4" xml:id="shape-13" draw:id="shape-13" draw:layer="Layer" svg:width="180.82870070423pt" svg:height="115.61179225352pt" svg:x="225.29477464789pt" svg:y="-14.82202464789pt" svg:viewBox="0 0 181 116" svg:d="M180.829 69.6635C180.829 38.5568 88.711 1.90474e-15 57.1487 0C25.5863 -1.90474e-15 3.86527e-15 25.217 0 56.3237C-3.86527e-15 87.4304 28.1452 115.612 59.7076 115.612C71.5749 32.9033 174.839 75.6166 180.829 69.6635Z" calligra:nodeTypes="ccccc">
          <draw:glue-point draw:id="4" svg:x="0.50000000000pt" svg:y="0.50000000000pt" draw:align="center"/>
        </draw:path>
        <draw:frame>
          <draw:image xlink:type="simple" xlink:show="embed" xlink:actuate="onLoad" xlink:href="SvgImages/Image1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vg:linearGradient draw:name="gradient3" svg:spreadMethod="reflect" svg:x1="89.791823%" svg:x2="82.469990%" svg:y1="71.748140%" svg:y2="-37.337860%">
      <svg:stop svg:offset="0.14" svg:stop-color="#ffb300"/>
      <svg:stop svg:offset="0.7" svg:stop-color="#fff300"/>
    </svg:linearGradient>
    <svg:linearGradient draw:name="gradient4" svg:spreadMethod="pad" svg:x1="0.000000%" svg:x2="100.000000%" svg:y1="50.000000%" svg:y2="100.000000%">
      <svg:stop svg:offset="0" svg:stop-color="#ff0000"/>
      <svg:stop svg:offset="0.525559" svg:stop-color="#ffff00"/>
    </svg:linearGradient>
    <svg:linearGradient draw:name="gradient5" svg:spreadMethod="pad" svg:x1="99.915628%" svg:x2="0.181013%" svg:y1="40.647194%" svg:y2="61.041575%">
      <svg:stop svg:offset="0" svg:stop-color="#ff0000"/>
      <svg:stop svg:offset="0.652567" svg:stop-color="#ffff00"/>
    </svg:linearGradient>
    <svg:radialGradient draw:name="gradient1" svg:cx="29.463122%" svg:cy="32.123706%" svg:fx="64.978419%" svg:fy="67.107272%" svg:r="89.603224%" svg:spreadMethod="reflect">
      <svg:stop svg:offset="0.28" svg:stop-color="#000000"/>
      <svg:stop svg:offset="0.68" svg:stop-color="#645d5d"/>
    </svg:radialGradient>
    <svg:radialGradient draw:name="gradient2" svg:cx="52.045763%" svg:cy="54.172613%" svg:fx="52.045763%" svg:fy="54.172613%" svg:r="124.536533%" svg:spreadMethod="reflect">
      <svg:stop svg:offset="0.281873" svg:stop-color="#000000"/>
      <svg:stop svg:offset="0.91454" svg:stop-color="#fff300"/>
    </svg:radialGradient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2</meta:editing-cycles>
    <dc:date>2016-12-18T20:38:08</dc:date>
    <meta:creation-date>2008-10-27T22:59:39</meta:creation-date>
  </office:meta>
</office:document-meta>
</file>